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Times New Roman" svg:font-family="'Times New Roman'"/>
    <style:font-face style:font-family-generic="swiss" style:font-pitch="variable" style:name="Calibri" svg:font-family="Calibri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d299e5" style:parent-style-name="Standard">
      <style:text-properties fo:country="US" fo:language="en"/>
    </style:style>
    <style:style style:family="paragraph" style:name="a7724c4" style:parent-style-name="Standard">
      <style:text-properties fo:country="US" fo:language="en"/>
    </style:style>
    <style:style style:family="paragraph" style:name="a747ad7" style:parent-style-name="Standard">
      <style:text-properties fo:country="US" fo:language="en"/>
    </style:style>
    <style:style style:family="paragraph" style:name="a9fa13d" style:parent-style-name="Standard">
      <style:text-properties fo:country="US" fo:language="en"/>
    </style:style>
    <style:style style:family="paragraph" style:name="ac326cb" style:parent-style-name="Standard">
      <style:text-properties fo:country="US" fo:language="en"/>
    </style:style>
    <style:style style:family="paragraph" style:name="a406ce0" style:parent-style-name="Standard">
      <style:text-properties fo:country="US" fo:language="en"/>
    </style:style>
    <style:style style:family="paragraph" style:name="aca5e5d" style:parent-style-name="Standard">
      <style:text-properties fo:country="US" fo:language="en"/>
    </style:style>
    <style:style style:family="paragraph" style:name="a247f84" style:parent-style-name="Standard">
      <style:text-properties fo:country="US" fo:language="en"/>
    </style:style>
    <style:style style:family="paragraph" style:name="a41109b" style:parent-style-name="Standard">
      <style:text-properties fo:country="US" fo:language="en"/>
    </style:style>
    <style:style style:family="paragraph" style:name="aeea2e4" style:parent-style-name="Standard">
      <style:text-properties fo:country="US" fo:language="en"/>
    </style:style>
    <style:style style:family="paragraph" style:name="a678697" style:parent-style-name="Standard">
      <style:text-properties fo:country="US" fo:language="en"/>
    </style:style>
    <style:style style:family="paragraph" style:name="a7bfea1" style:parent-style-name="Standard">
      <style:text-properties fo:country="US" fo:language="en"/>
    </style:style>
    <style:style style:family="paragraph" style:name="a9f1ea6" style:parent-style-name="Standard">
      <style:text-properties fo:country="US" fo:language="en"/>
    </style:style>
    <style:style style:family="paragraph" style:name="a7d0c5c" style:parent-style-name="Standard">
      <style:text-properties fo:country="US" fo:language="en"/>
    </style:style>
    <style:style style:family="paragraph" style:name="ad8f9b3" style:parent-style-name="Standard">
      <style:text-properties fo:country="US" fo:language="en"/>
    </style:style>
    <style:style style:family="paragraph" style:name="ad15b08" style:parent-style-name="Standard">
      <style:text-properties fo:country="US" fo:language="en"/>
    </style:style>
    <style:style style:family="paragraph" style:name="aee0d73" style:parent-style-name="Standard">
      <style:text-properties fo:country="US" fo:language="en"/>
    </style:style>
    <style:style style:family="paragraph" style:name="ac68ec8" style:parent-style-name="Standard">
      <style:text-properties fo:country="US" fo:language="en"/>
    </style:style>
    <style:style style:family="paragraph" style:name="ad39a5e" style:parent-style-name="Standard">
      <style:text-properties fo:country="US" fo:language="en"/>
    </style:style>
    <style:style style:family="paragraph" style:name="a772cf2" style:parent-style-name="Standard">
      <style:text-properties fo:country="US" fo:language="en"/>
    </style:style>
    <style:style style:family="paragraph" style:name="aeb4cc8" style:parent-style-name="Standard">
      <style:text-properties fo:country="US" fo:language="en"/>
    </style:style>
    <style:style style:family="paragraph" style:name="a204221" style:parent-style-name="Standard">
      <style:text-properties fo:country="US" fo:language="en"/>
    </style:style>
    <style:style style:family="paragraph" style:name="a629482" style:parent-style-name="Standard">
      <style:text-properties fo:country="US" fo:language="en"/>
    </style:style>
    <style:style style:family="paragraph" style:name="a700a5f" style:parent-style-name="Standard">
      <style:text-properties fo:country="US" fo:language="en"/>
    </style:style>
    <style:style style:family="paragraph" style:name="a693eba" style:parent-style-name="Standard">
      <style:text-properties fo:country="US" fo:language="en"/>
    </style:style>
    <style:style style:family="paragraph" style:name="af9b9d7" style:parent-style-name="Standard">
      <style:text-properties fo:country="US" fo:language="en"/>
    </style:style>
    <style:style style:family="paragraph" style:name="ab05a2b" style:parent-style-name="Standard">
      <style:text-properties fo:country="US" fo:language="en"/>
    </style:style>
    <style:style style:family="text" style:name="a2d96a0" style:parent-style-name="Absatz-Standardschriftart">
      <style:text-properties fo:country="US" fo:font-weight="bold" fo:language="en" style:font-weight-asian="bold"/>
    </style:style>
    <style:style style:family="text" style:name="a1025cd" style:parent-style-name="Absatz-Standardschriftart">
      <style:text-properties fo:country="US" fo:language="en"/>
    </style:style>
    <style:style style:family="text" style:name="a570272" style:parent-style-name="Absatz-Standardschriftart">
      <style:text-properties fo:country="US" fo:language="en"/>
    </style:style>
    <style:style style:family="text" style:name="ad27e72" style:parent-style-name="Absatz-Standardschriftart">
      <style:text-properties fo:country="US" fo:language="en"/>
    </style:style>
    <style:style style:family="text" style:name="a361d7f" style:parent-style-name="Absatz-Standardschriftart">
      <style:text-properties fo:country="US" fo:language="en"/>
    </style:style>
    <style:style style:family="paragraph" style:name="a173031" style:parent-style-name="Standard">
      <style:text-properties fo:country="US" fo:language="en"/>
    </style:style>
    <style:style style:family="text" style:name="a2e91ad" style:parent-style-name="Absatz-Standardschriftart">
      <style:text-properties fo:country="US" fo:font-weight="bold" fo:language="en" style:font-weight-asian="bold"/>
    </style:style>
    <style:style style:family="text" style:name="a3cfc72" style:parent-style-name="Absatz-Standardschriftart">
      <style:text-properties fo:country="US" fo:language="en"/>
    </style:style>
    <style:style style:family="text" style:name="ab317e4" style:parent-style-name="Absatz-Standardschriftart">
      <style:text-properties fo:country="US" fo:language="en"/>
    </style:style>
    <style:style style:family="text" style:name="a8d4dfb" style:parent-style-name="Absatz-Standardschriftart">
      <style:text-properties fo:country="US" fo:language="en"/>
    </style:style>
    <style:style style:family="text" style:name="a63a739" style:parent-style-name="Absatz-Standardschriftart">
      <style:text-properties fo:country="US" fo:language="en"/>
    </style:style>
    <style:style style:family="paragraph" style:name="a75b85b" style:parent-style-name="Standard">
      <style:text-properties fo:country="US" fo:language="en"/>
    </style:style>
    <style:style style:family="text" style:name="a353820" style:parent-style-name="Absatz-Standardschriftart">
      <style:text-properties fo:country="US" fo:language="en"/>
    </style:style>
    <style:style style:family="text" style:name="af9c082" style:parent-style-name="Absatz-Standardschriftart">
      <style:text-properties fo:country="US" fo:language="en"/>
    </style:style>
    <style:style style:family="paragraph" style:name="a3bdbff" style:parent-style-name="Standard">
      <style:text-properties fo:country="US" fo:language="en"/>
    </style:style>
    <style:style style:family="text" style:name="a4d4888" style:parent-style-name="Absatz-Standardschriftart">
      <style:text-properties fo:country="US" fo:language="en"/>
    </style:style>
    <style:style style:family="text" style:name="a3cdbb3" style:parent-style-name="Absatz-Standardschriftart">
      <style:text-properties fo:country="US" fo:language="en"/>
    </style:style>
    <style:style style:family="paragraph" style:name="a8490bd" style:parent-style-name="Standard">
      <style:text-properties fo:country="US" fo:language="en"/>
    </style:style>
    <style:style style:family="text" style:name="accddf6" style:parent-style-name="Absatz-Standardschriftart">
      <style:text-properties fo:country="US" fo:language="en"/>
    </style:style>
    <style:style style:family="paragraph" style:name="a4654af" style:parent-style-name="Standard">
      <style:text-properties fo:country="US" fo:language="en"/>
    </style:style>
    <style:style style:family="paragraph" style:name="a5000af" style:parent-style-name="Standard">
      <style:text-properties fo:country="US" fo:language="en"/>
    </style:style>
    <style:style style:family="text" style:name="a775ab5" style:parent-style-name="Absatz-Standardschriftart">
      <style:text-properties fo:country="US" fo:language="en"/>
    </style:style>
    <style:style style:family="paragraph" style:name="af59691" style:parent-style-name="Standard">
      <style:text-properties fo:country="US" fo:language="en"/>
    </style:style>
    <style:style style:family="paragraph" style:name="af11918" style:parent-style-name="Standard">
      <style:paragraph-properties fo:break-before="page"/>
    </style:style>
    <number:date-style number:automatic-order="true" number:format-source="language" style:name="N1">
      <number:day number:style="long"/>
      <number:text>.</number:text>
      <number:month number:style="long" number:textual="false"/>
      <number:text>.</number:text>
      <number:year number:style="long"/>
    </number:date-style>
    <number:date-style number:automatic-order="true" number:format-source="language" style:name="N2">
      <number:hours number:style="short"/>
      <number:text>:</number:text>
      <number:minutes number:style="long"/>
      <number:text>:</number:text>
      <number:seconds number:style="long"/>
      <number:text> </number:text>
      <number:am-pm/>
    </number:date-style>
  </office:automatic-styles>
  <office:body>
    <office:text>
      <text:p text:style-name="af11918">Date field, simple:<text:s/><text:date style:data-style-name="N1" text:date-value="2013-04-08T11:39:48">08.04.2013</text:date></text:p>
      <text:p text:style-name="af59691"/>
      <text:p text:style-name="Standard"><text:span text:style-name="a775ab5">Date field, complex:<text:s/></text:span><text:date style:data-style-name="N1" text:date-value="2013-04-08T11:39:48">08.04.2013</text:date></text:p>
      <text:p text:style-name="a5000af"/>
      <text:p text:style-name="a4654af">Time field (below):</text:p>
      <text:p text:style-name="Standard"><text:span text:style-name="accddf6"><text:date style:data-style-name="N2" text:date-value="2013-04-08T11:39:48">11:27:13 AM</text:date></text:span></text:p>
      <text:p text:style-name="a8490bd"/>
      <text:p text:style-name="Standard"><text:span text:style-name="a3cdbb3">Author (as field):<text:s/></text:span><text:span text:style-name="a4d4888"><text:initial-creator>Malte Timmermann</text:initial-creator></text:span></text:p>
      <text:p text:style-name="a3bdbff"/>
      <text:p text:style-name="Standard"><text:span text:style-name="af9c082">Author (as document property):<text:s/></text:span><text:span text:style-name="a353820">Malte Timmermann</text:span></text:p>
      <text:p text:style-name="a75b85b"/>
      <text:p text:style-name="Standard"><text:span text:style-name="a63a739">F</text:span><text:span text:style-name="a8d4dfb">ilename</text:span><text:span text:style-name="ab317e4"><text:s/>field</text:span><text:span text:style-name="a3cfc72">:<text:s/></text:span><text:span text:style-name="a2e91ad"><text:file-name style:data-style-name="" text:display="name-and-extension">feature_fields_os.odt</text:file-name></text:span></text:p>
      <text:p text:style-name="a173031"/>
      <text:p text:style-name="Standard"><text:span text:style-name="a361d7f">F</text:span><text:span text:style-name="ad27e72">ilename</text:span><text:span text:style-name="a570272"><text:s/>field</text:span><text:span text:style-name="a1025cd">, uppercase:<text:s/></text:span><text:span text:style-name="a2d96a0"><text:file-name style:data-style-name="" text:display="name-and-extension">feature_fields_os.odt</text:file-name></text:span></text:p>
      <text:p text:style-name="ab05a2b"/>
      <text:p text:style-name="af9b9d7">Sequence field Drawing No.:<text:s/><text:sequence style:data-style-name="" text:formula="ooow:Drawing+1" text:name="Drawing" text:ref-name="refDrawing0">1</text:sequence></text:p>
      <text:p text:style-name="a693eba"/>
      <text:p text:style-name="a700a5f">Variable field v1:<text:s/><text:variable-set office:value="99" office:value-type="float" style:data-style-name="" text:name="v1">99</text:variable-set></text:p>
      <text:p text:style-name="a629482"/>
      <text:p text:style-name="a204221">User field u1:<text:s/><text:user-field-get office:value-type="float" style:data-style-name="" text:name="u1">123</text:user-field-get></text:p>
      <text:p text:style-name="aeb4cc8"/>
      <text:p text:style-name="a772cf2">DDE field:<text:s/><text:dde-connection style:data-style-name="" text:connection-name="soffice1">﻿Cell1</text:dde-connection></text:p>
      <text:p text:style-name="ad39a5e"/>
      <text:p text:style-name="ac68ec8">Makro field:<text:s/><text:execute-macro>Exec macro</text:execute-macro></text:p>
      <text:p text:style-name="aee0d73"/>
      <text:p text:style-name="ad15b08">Hidden text field:<text:s/><text:hidden-text style:data-style-name="" text:condition="ooow:false">not hidden</text:hidden-text></text:p>
      <text:p text:style-name="ad8f9b3"/>
      <text:p text:style-name="a7d0c5c">Place holder field:<text:s/><text:placeholder style:data-style-name="" text:description="Frame" text:placeholder-type="text-box">&lt;Place holder to frame&gt;</text:placeholder></text:p>
      <text:p text:style-name="a9f1ea6"/>
      <text:p text:style-name="a7bfea1">Conditional text field:<text:s/><text:conditional-text style:data-style-name="" text:condition="ooow:true" text:string-value-if-false="invisible text" text:string-value-if-true="visible text">visible text</text:conditional-text></text:p>
      <text:p text:style-name="a678697"/>
      <text:p text:style-name="aeea2e4">Set reference field (no visible text)<text:s/><text:s text:c="3"/>Get reference:<text:s/><text:reference-ref style:data-style-name="" text:ref-name="SetRef" text:reference-format="page">1</text:reference-ref></text:p>
      <text:p text:style-name="a41109b"/>
      <text:p text:style-name="a247f84">Database:<text:s/></text:p>
      <text:p text:style-name="aca5e5d">Mail merge field (database field):<text:s/><text:database-display style:data-style-name="" text:column-name="Identifier" text:database-name="Bibliography" text:table-name="biblio">&lt;Identifier&gt;</text:database-display></text:p>
      <text:p text:style-name="a406ce0">Next DB record field(invisible):<text:s/></text:p>
      <text:p text:style-name="ac326cb">Database name field:<text:s/><text:database-name style:data-style-name="" text:database-name="Bibliography" text:table-name="biblio">Bibliography.biblio</text:database-name></text:p>
      <text:p text:style-name="a9fa13d">Record number field:<text:s/><text:database-row-number style:data-style-name="" text:database-name="Bibliography" text:table-name="biblio" office:value="0"/></text:p>
      <text:p text:style-name="a747ad7">Any record field(invisible):<text:s/></text:p>
      <text:p text:style-name="a7724c4"/>
      <text:p text:style-name="ad299e5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Times New Roman" svg:font-family="'Times New Roman'"/>
    <style:font-face style:font-family-generic="swiss" style:font-pitch="variable" style:name="Calibri" svg:font-family="Calibri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7%" fo:margin-bottom="2.82mm" fo:margin-top="0.0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text-underline-style="none" style:use-window-font-color="true"/>
    </style:default-style>
    <style:style style:family="paragraph" style:name="Standard" style:parent-style-name="default_paragraph_style"/>
    <style:style style:family="text" style:name="Placeholder" style:parent-style-name="default_character_style">
      <style:text-properties fo:color="#008080" style:text-underline-style="solid"/>
    </style:style>
    <style:style style:family="text" style:name="Absatz-Standardschriftart" style:parent-style-name="default_character_style"/>
    <style:style style:family="text" style:name="Platzhaltertext" style:parent-style-name="Absatz-Standardschriftart">
      <style:text-properties fo:color="#808080"/>
    </style:style>
    <style:default-style style:family="graphic">
      <style:graphic-properties draw:fill="solid" draw:fill-color="#5b9bd5"/>
      <style:paragraph-properties fo:line-height="107%" fo:text-align="left"/>
      <style:text-properties fo:country="DE" fo:font-size="11.0pt" fo:font-style="normal" fo:font-weight="normal" fo:language="de" fo:letter-spacing="normal" style:font-size-asian="11.0pt" style:font-style-asian="normal" style:font-style-complex="normal" style:font-weight-asian="normal" style:font-weight-complex="normal" style:text-position="0% 100%" style:text-underline-style="none" style:use-window-font-color="true"/>
    </style:default-style>
  </office:styles>
</office:document-styles>
</file>

<file path=meta.xml><?xml version="1.0" encoding="utf-8"?>
<text:document-meta xmlns:text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xforms="http://www.w3.org/2002/xforms" xmlns:xhtml="http://www.w3.org/1999/xhtml" xmlns:xlink="http://www.w3.org/1999/xlink" xmlns:xml="http://www.w3.org/XML/1998/namespace">
  <text:meta>
    <meta:generator>StarOffice/8$Win32 OpenOffice.org_project/680m18$Build-9161</meta:generator>
    <dc:date>2019-07-23T14:11:33</dc:date>
    <meta:editing-cycles>2</meta:editing-cycles>
    <meta:editing-duration>PT0.008S</meta:editing-duration>
  </text:meta>
</text:document-meta>
</file>